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86000002E77B9929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Hind Madurai" svg:font-family="'Hind Madurai'" style:font-pitch="variable"/>
    <style:font-face style:name="Hind Madurai SemiBold" svg:font-family="'Hind Madurai SemiBold'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nd Madurai SemiBold"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Montserrat"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technique</text:p>
      <text:p text:style-name="P2"/>
      <text:p text:style-name="P2"/>
      <text:p text:style-name="P2">Modèle conceptuel de données : </text:p>
      <text:p text:style-name="P2"/>
      <text:p text:style-name="P2"><draw:frame draw:style-name="fr1" draw:name="images1" text:anchor-type="paragraph" svg:width="18.738cm" svg:height="11.079cm" draw:z-index="0"><draw:image xlink:href="Pictures/1000020100000586000002E77B9929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Hind Madurai" svg:font-family="'Hind Madurai'" style:font-pitch="variable"/>
    <style:font-face style:name="Hind Madurai SemiBold" svg:font-family="'Hind Madurai SemiBold'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ël Boisselot</meta:initial-creator>
    <meta:creation-date>2024-09-19T05:09:55.74</meta:creation-date>
    <meta:document-statistic meta:table-count="0" meta:image-count="1" meta:object-count="0" meta:page-count="1" meta:paragraph-count="2" meta:word-count="7" meta:character-count="54"/>
    <dc:date>2024-09-19T05:13:57.92</dc:date>
    <dc:creator>Maël Boisselot</dc:creator>
    <meta:editing-duration>PT4M2S</meta:editing-duration>
    <meta:editing-cycles>1</meta:editing-cycles>
    <meta:generator>OpenOffice/4.1.15$Win32 OpenOffice.org_project/4115m2$Build-9813</meta:generator>
  </office:meta>
</office:document-meta>
</file>